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5000001CE4F9412E6A9D201D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6.642cm" svg:height="12.224cm" draw:z-index="0"><draw:image xlink:href="Pictures/1000000000000275000001CE4F9412E6A9D201D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3T18:06:09.811629262</meta:creation-date>
    <dc:date>2021-02-03T18:11:51.991934802</dc:date>
    <meta:editing-duration>PT5M4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